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polygon draw:style-name="gr1" draw:layer="layout" svg:width="1.333cm" svg:height="1.467cm" svg:x="0cm" svg:y="0cm" svg:viewBox="0 0 1334 1468" draw:points="0,0 1334,0 667,1468">
            <text:p/>
          </draw:polygon>
          <draw:circle draw:style-name="gr1" draw:layer="layout" svg:width="0.533cm" svg:height="0.533cm" svg:x="0.4cm" svg:y="1.467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inv_v</dc:title>
    <meta:creation-date>2011-02-07T17:15:1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